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ab6" officeooo:paragraph-rsid="0013aab6"/>
    </style:style>
    <style:style style:name="T1" style:family="text">
      <style:text-properties officeooo:rsid="0014fd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TestTest<text:span text:style-name="T1">2332423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11:30:45.686895404</meta:creation-date>
    <dc:date>2022-05-14T11:56:54.888727452</dc:date>
    <meta:editing-duration>PT3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20" meta:non-whitespace-character-count="20"/>
  </office:meta>
</office:document-meta>
</file>